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e3c2a" officeooo:paragraph-rsid="000e3c2a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officeooo:rsid="000e3c2a" officeooo:paragraph-rsid="000e3c2a" style:font-size-asian="22pt" style:font-size-complex="22pt"/>
    </style:style>
    <style:style style:name="P3" style:family="paragraph" style:parent-style-name="Standard">
      <style:text-properties officeooo:rsid="000fae11" officeooo:paragraph-rsid="000fae11"/>
    </style:style>
    <style:style style:name="P4" style:family="paragraph" style:parent-style-name="Standard">
      <style:text-properties fo:font-size="32pt" style:text-underline-style="solid" style:text-underline-width="auto" style:text-underline-color="font-color" officeooo:rsid="000fae11" officeooo:paragraph-rsid="000fae11" style:font-size-asian="32pt" style:font-size-complex="32pt"/>
    </style:style>
    <style:style style:name="P5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05d5e" officeooo:paragraph-rsid="00105d5e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1c0fa" officeooo:paragraph-rsid="0011c0fa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105d5e" officeooo:paragraph-rsid="00105d5e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1c0fa" officeooo:paragraph-rsid="0011c0fa" style:font-size-asian="10.5pt" style:font-size-complex="12pt"/>
    </style:style>
    <style:style style:name="P10" style:family="paragraph" style:parent-style-name="Standard">
      <style:text-properties fo:font-size="22pt" style:text-underline-style="solid" style:text-underline-width="auto" style:text-underline-color="font-color" officeooo:rsid="000fb889" officeooo:paragraph-rsid="000fb889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Proyecto AD U1 Alexander:</text:p>
      <text:p text:style-name="P1"/>
      <text:p text:style-name="P2">De que trata:</text:p>
      <text:p text:style-name="P3">Un programa que simula el juego crossout, con la opcion de crear un perfil/usuario y selccionar un carro y luchar contra bots.</text:p>
      <text:p text:style-name="P3"/>
      <text:p text:style-name="P3"/>
      <text:p text:style-name="P4">Menus:</text:p>
      <text:p text:style-name="P10">1.Inicio sesion/crear usuario:</text:p>
      <text:p text:style-name="P5">Menu en cual se inicia sesion en el programa o se crea el usuario nuevo, usa .dat para ver los usuarios guardados.</text:p>
      <text:p text:style-name="P5"/>
      <text:p text:style-name="P6">Metodos:</text:p>
      <text:p text:style-name="P9">RevisarUser(no es un metodo solo un case con un for):</text:p>
      <text:p text:style-name="P7">Printea todos los usarios displonibles y su posicion en la lista, luego el usuario da un numero e inicia sesion.</text:p>
      <text:p text:style-name="P8">newUser:</text:p>
      <text:p text:style-name="P6">Metodo en el usuario da un nombre el cual se revisa que no haiga otro jugador con el y en caso de que este libre se pasa al apartado de selecion de carro.</text:p>
      <text:p text:style-name="P6"/>
      <text:p text:style-name="P10">2.Menu de usuario:</text:p>
      <text:p text:style-name="P5">Menu desde el cual se accede a batalla,se cambia el carro o se borra un usuario(en caso de ser admin)</text:p>
      <text:p text:style-name="P10">3.Menu de batalla:</text:p>
      <text:p text:style-name="P6">Permite luchar batallas por recursos contra bo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8:34.443000000</meta:creation-date>
    <dc:date>2022-10-28T19:52:43.674000000</dc:date>
    <meta:editing-duration>PT14M53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5" meta:word-count="154" meta:character-count="842" meta:non-whitespace-character-count="703"/>
  </office:meta>
</office:document-meta>
</file>